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, Calibri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, Calibri" style:font-family-generic="roman" style:font-pitch="variable"/>
    <style:font-face style:name="Carlito3" svg:font-family="Carlito" style:font-adornments="Regular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/>
    <style:font-face style:name="Noto Serif SC" svg:font-family="'Noto Serif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Content_5f_Outline_5f_Normal-outline1">
      <style:graphic-properties fo:min-height="11.07cm" loext:decorative="false"/>
      <style:paragraph-properties style:writing-mode="lr-tb"/>
    </style:style>
    <style:style style:name="pr2" style:family="presentation" style:parent-style-name="Content_5f_Outline_5f_Normal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Content_5f_Outline_5f_Normal" presentation:presentation-page-layout-name="AL1T1">
        <office:forms form:automatic-focus="false" form:apply-design-mode="false"/>
        <draw:frame presentation:style-name="pr1" draw:layer="layout" svg:width="22.71cm" svg:height="11.32cm" svg:x="4.46cm" svg:y="3.1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, Calibri" style:font-family-generic="swiss" style:font-pitch="variable"/>
    <style:font-face style:name="Carlito1" svg:font-family="Carlito" style:font-adornments="Bold" style:font-family-generic="swiss" style:font-pitch="variable"/>
    <style:font-face style:name="Carlito2" svg:font-family="Carlito, Calibri" style:font-family-generic="roman" style:font-pitch="variable"/>
    <style:font-face style:name="Carlito3" svg:font-family="Carlito" style:font-adornments="Regular" style:font-family-generic="swiss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wiss"/>
    <style:font-face style:name="Noto Serif SC" svg:font-family="'Noto Serif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d0b47" draw:marker-start-width="0.2cm" draw:marker-start-center="false" draw:marker-end-width="0.2cm" draw:marker-end-center="false" draw:fill="solid" draw:fill-color="#ced0d2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ed0d2" draw:fill="solid" draw:fill-color="#ced0d2"/>
      <style:text-properties fo:color="#5c2983" loext:opacity="100%" style:font-name="Carlito3" fo:font-family="Carlito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svg:stroke-color="#2d0b47" draw:fill="solid" draw:fill-color="#ffffff"/>
      <style:text-properties fo:color="#5c2983" loext:opacity="100%" style:font-name="Carlito3" fo:font-family="Carlito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Endnote_20_Characters_20__28_user_29_" style:display-name="Endnote Characters (user)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ootnote_20_Characters_20__28_user_29_" style:display-name="Footnote Characters (user)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" style:family="graphic">
      <style:paragraph-properties style:text-autospace="none"/>
      <style:text-properties style:font-name-complex="Noto Sans2" style:font-family-complex="'Noto Sans'" style:font-family-generic-complex="swiss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38" style:display-name="ListLabel 38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39" style:display-name="ListLabel 39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1" style:display-name="ListLabel 41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2" style:display-name="ListLabel 42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3" style:display-name="ListLabel 43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4" style:display-name="ListLabel 44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5" style:display-name="ListLabel 45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56" style:display-name="ListLabel 56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58" style:display-name="ListLabel 58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59" style:display-name="ListLabel 59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1" style:display-name="ListLabel 61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2" style:display-name="ListLabel 62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4" style:display-name="ListLabel 64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5" style:display-name="ListLabel 65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7" style:display-name="ListLabel 67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8" style:display-name="ListLabel 68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71" style:display-name="ListLabel 71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Carlito2" fo:font-family="Carlito, Calibri" style:font-family-generic="roman" style:font-pitch="variable" style:font-name-asian="Carlito2" style:font-family-asian="Carlito, Calibri" style:font-family-generic-asian="roman" style:font-pitch-asian="variable" style:font-name-complex="Carlito2" style:font-family-complex="Carlito, Calibri" style:font-family-generic-complex="roman" style:font-pitch-complex="variable"/>
    </style:style>
    <style:style style:name="ListLabel_20_73" style:display-name="ListLabel 73" style:family="graphic">
      <style:paragraph-properties style:text-autospace="none"/>
      <style:text-properties style:font-name="Liberation Serif" fo:font-family="'Liberation Serif', 'Times New Roman'" style:font-family-generic="roman" style:font-pitch="variable" fo:language="en" fo:country="GB" style:font-name-asian="Liberation Serif" style:font-family-asian="'Liberation Serif', 'Times New Roman'" style:font-family-generic-asian="roman" style:font-pitch-asian="variable" style:font-name-complex="Liberation Serif" style:font-family-complex="'Liberation Serif', 'Times New Roman'" style:font-family-generic-complex="roman" style:font-pitch-complex="variabl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000000" loext:opacity="100%" style:font-name="Carlito2" fo:font-family="Carlito, Calibri" style:font-family-generic="roman" style:font-pitch="variable" fo:font-size="12pt" fo:language="de" fo:country="DE" style:letter-kerning="false" style:font-name-asian="Noto Serif SC" style:font-family-asian="'Noto Serif SC'" style:font-pitch-asian="variable" style:language-asian="zh" style:country-asian="CN" style:font-name-complex="Carlito2" style:font-family-complex="Carlito, Calibri" style:font-family-generic-complex="roman" style:font-pitch-complex="variable" style:font-size-complex="12pt" style:language-complex="de" style:country-complex="DE"/>
    </style:style>
    <style:style style:name="Nummerierungszeichen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Verzeichnis" style:family="graphic">
      <style:paragraph-properties style:text-autospace="none"/>
      <style:text-properties style:font-name-complex="Noto Sans1" style:font-family-complex="'Noto Sans'" style:font-pitch-complex="variable"/>
    </style:style>
    <style:style style:name="Verzeichnis1" style:family="graphic">
      <style:paragraph-properties style:text-autospace="none"/>
      <style:text-properties style:font-name-complex="Noto Sans2" style:font-family-complex="'Noto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Carlito2" fo:font-family="Carlito, Calibri" style:font-family-generic="roman" style:font-pitch="variable" fo:font-size="18pt" fo:font-weight="bold" style:font-name-asian="Noto Serif SC" style:font-family-asian="'Noto Serif SC'" style:font-pitch-asian="variable" style:font-name-complex="Carlito2" style:font-family-complex="Carlito, Calibri" style:font-family-generic-complex="roman" style:font-pitch-complex="variable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font-size="14pt" fo:font-weight="bold" style:font-size-asian="14pt" style:font-weight-asian="bold" style:font-size-complex="14pt" style:font-weight-complex="bold"/>
    </style:style>
    <style:style style:name="Überschrift" style:family="graphic">
      <style:paragraph-properties fo:margin-top="0.746cm" fo:margin-bottom="0.374cm" style:text-autospace="none"/>
      <style:text-properties style:font-name="Carlito" fo:font-family="Carlito, Calibri" style:font-family-generic="swiss" style:font-pitch="variable" fo:font-size="14pt" style:font-name-asian="Noto Sans CJK SC" style:font-family-asian="'Noto Sans CJK SC'" style:font-pitch-asian="variable" style:font-name-complex="Carlito" style:font-family-complex="Carlito, Calibri" style:font-family-generic-complex="swiss" style:font-pitch-complex="variable" style:font-size-complex="14pt"/>
    </style:style>
    <style:style style:name="Content_5f_Outline_5f_Normal-background" style:display-name="Content_Outline_Normal-background" style:family="presentation">
      <style:graphic-properties draw:stroke="none" draw:fill="none"/>
      <style:text-properties style:letter-kerning="true"/>
    </style:style>
    <style:style style:name="Content_5f_Outline_5f_Normal-backgroundobjects" style:display-name="Content_Outline_Normal-backgroundobjects" style:family="presentation">
      <style:graphic-properties draw:textarea-horizontal-align="justify" draw:shadow="hidden" draw:shadow-offset-x="0.2cm" draw:shadow-offset-y="0.2cm" draw:shadow-color="#808080"/>
      <style:text-properties fo:color="#5c2983" loext:opacity="100%" style:font-name="Carlito3" fo:font-family="Carlito" style:font-style-name="Regular" style:font-family-generic="swiss" style:font-pitch="variable" fo:font-size="14pt" style:letter-kerning="true"/>
    </style:style>
    <style:style style:name="Content_5f_Outline_5f_Normal-notes" style:display-name="Content_Outline_Norm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Outline_5f_Normal-outline1" style:display-name="Content_Outline_Normal-outline1" style:family="presentation">
      <style:graphic-properties draw:stroke="none" draw:fill="none" draw:auto-grow-height="false" draw:fit-to-size="false" style:shrink-to-fit="true">
        <text:list-style style:name="Content_5f_Outline_5f_Normal-outline1" style:display-name="Content_Outline_Normal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5cm" text:min-label-width="0.9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2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4.2cm" text:min-label-width="0.6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style-name="Regular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Content_5f_Outline_5f_Normal-outline2" style:display-name="Content_Outline_Normal-outline2" style:family="presentation" style:parent-style-name="Content_5f_Outline_5f_Normal-outline1">
      <style:paragraph-properties fo:margin-top="0cm" fo:margin-bottom="0.3cm"/>
      <style:text-properties fo:font-size="22pt" fo:font-weight="normal" style:font-size-asian="28pt" style:font-size-complex="28pt" fo:hyphenate="false" loext:hyphenation-no-caps="false" loext:hyphenation-no-last-word="false"/>
    </style:style>
    <style:style style:name="Content_5f_Outline_5f_Normal-outline3" style:display-name="Content_Outline_Normal-outline3" style:family="presentation" style:parent-style-name="Content_5f_Outline_5f_Normal-outline2">
      <style:paragraph-properties fo:margin-top="0cm" fo:margin-bottom="0.25cm"/>
      <style:text-properties fo:font-size="22pt" style:font-size-asian="24pt" style:font-size-complex="24pt"/>
    </style:style>
    <style:style style:name="Content_5f_Outline_5f_Normal-outline4" style:display-name="Content_Outline_Normal-outline4" style:family="presentation" style:parent-style-name="Content_5f_Outline_5f_Normal-outline3">
      <style:paragraph-properties fo:margin-top="0cm" fo:margin-bottom="0.25cm"/>
      <style:text-properties fo:font-size="20pt" style:font-size-asian="20pt" style:font-size-complex="20pt"/>
    </style:style>
    <style:style style:name="Content_5f_Outline_5f_Normal-outline5" style:display-name="Content_Outline_Normal-outline5" style:family="presentation" style:parent-style-name="Content_5f_Outline_5f_Normal-outline4">
      <style:paragraph-properties fo:margin-top="0.1cm" fo:margin-bottom="0cm"/>
      <style:text-properties fo:font-size="20pt" style:font-size-asian="20pt" style:font-size-complex="20pt"/>
    </style:style>
    <style:style style:name="Content_5f_Outline_5f_Normal-outline6" style:display-name="Content_Outline_Normal-outline6" style:family="presentation" style:parent-style-name="Content_5f_Outline_5f_Normal-outline5">
      <style:paragraph-properties fo:margin-top="0.1cm" fo:margin-bottom="0cm"/>
      <style:text-properties fo:font-size="20pt" style:font-size-asian="20pt" style:font-size-complex="20pt"/>
    </style:style>
    <style:style style:name="Content_5f_Outline_5f_Normal-outline7" style:display-name="Content_Outline_Normal-outline7" style:family="presentation" style:parent-style-name="Content_5f_Outline_5f_Normal-outline6">
      <style:paragraph-properties fo:margin-top="0.1cm" fo:margin-bottom="0cm"/>
      <style:text-properties fo:font-size="20pt" style:font-size-asian="20pt" style:font-size-complex="20pt"/>
    </style:style>
    <style:style style:name="Content_5f_Outline_5f_Normal-outline8" style:display-name="Content_Outline_Normal-outline8" style:family="presentation" style:parent-style-name="Content_5f_Outline_5f_Normal-outline7">
      <style:paragraph-properties fo:margin-top="0.1cm" fo:margin-bottom="0cm"/>
      <style:text-properties fo:font-size="20pt" style:font-size-asian="20pt" style:font-size-complex="20pt"/>
    </style:style>
    <style:style style:name="Content_5f_Outline_5f_Normal-outline9" style:display-name="Content_Outline_Normal-outline9" style:family="presentation" style:parent-style-name="Content_5f_Outline_5f_Normal-outline8">
      <style:paragraph-properties fo:margin-top="0.1cm" fo:margin-bottom="0cm"/>
      <style:text-properties fo:font-size="20pt" style:font-size-asian="20pt" style:font-size-complex="20pt"/>
    </style:style>
    <style:style style:name="Content_5f_Outline_5f_Normal-subtitle" style:display-name="Content_Outline_Normal-subtitle" style:family="presentation">
      <style:graphic-properties draw:stroke="none" draw:fill="none" draw:textarea-vertical-align="middle">
        <text:list-style style:name="Content_5f_Outline_5f_Normal-subtitle" style:display-name="Content_Outline_Norm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c2983" loext:opacity="100%" style:text-outline="false" style:text-line-through-style="none" style:text-line-through-type="none" style:font-name="Carlito3" fo:font-family="Carlito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Outline_5f_Normal-title" style:display-name="Content_Outline_Normal-title" style:family="presentation">
      <style:graphic-properties draw:stroke="none" draw:fill="none" draw:textarea-vertical-align="bottom">
        <text:list-style style:name="Content_5f_Outline_5f_Normal-title" style:display-name="Content_Outline_Norm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1" fo:font-family="Carlito" style:font-style-name="Bold" style:font-family-generic="swiss" style:font-pitch="variable" fo:font-size="42pt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Content_5f_Outline_5f_Normal-outline1">
      <style:graphic-properties fo:min-height="9.135cm" loext:decorative="false"/>
      <style:paragraph-properties style:writing-mode="lr-tb"/>
    </style:style>
    <style:style style:name="Mpr2" style:family="presentation" style:parent-style-name="Content_5f_Outline_5f_Norma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Content_5f_Outline_5f_Norma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cm" text:min-label-width="0.9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5cm" text:min-label-width="0.9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2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4.2cm" text:min-label-width="0.6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_5f_Outline_5f_Normal" style:display-name="Content_Outline_Normal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Content_5f_Outline_5f_Normal-title" draw:layer="backgroundobjects" svg:width="23.39cm" svg:height="2.22cm" svg:x="4.44cm" svg:y="0.23cm" presentation:class="title" presentation:placeholder="true">
        <draw:text-box/>
      </draw:frame>
      <draw:frame presentation:style-name="Mpr1" draw:layer="backgroundobjects" svg:width="22.71cm" svg:height="11.32cm" svg:x="4.46cm" svg:y="3.1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ntent_5f_Outline_5f_Normal-title" draw:layer="backgroundobjects" svg:width="18.624cm" svg:height="10.476cm" svg:x="1.482cm" svg:y="2.123cm" presentation:class="page"/>
        <draw:frame presentation:style-name="Content_5f_Outline_5f_Normal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08T16:52:52.682379615</meta:creation-date>
    <meta:editing-duration>PT1H17M28S</meta:editing-duration>
    <meta:editing-cycles>21</meta:editing-cycles>
    <meta:generator>Collabora_Office/25.04.8.0$Linux_X86_64 LibreOffice_project/f95d4eeca5586d9bfcc8fd4c4ca9585f0e3fb203</meta:generator>
    <dc:title>Collabora Online presentation</dc:title>
    <dc:date>2025-12-16T13:40:03.156438627</dc:date>
    <dc:creator>Miklos Vajna</dc:creator>
    <meta:document-statistic meta:object-count="21"/>
  </office:meta>
</office:document-meta>
</file>